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2ae7" officeooo:paragraph-rsid="001438ae" style:font-weight-asian="normal" style:font-weight-complex="normal"/>
    </style:style>
    <style:style style:name="P2" style:family="paragraph" style:parent-style-name="Standard">
      <style:text-properties fo:font-weight="normal" officeooo:rsid="000c31a4" officeooo:paragraph-rsid="001438ae" style:font-weight-asian="normal" style:font-weight-complex="normal"/>
    </style:style>
    <style:style style:name="P3" style:family="paragraph" style:parent-style-name="Standard">
      <style:text-properties fo:font-weight="normal" officeooo:rsid="000646f6" officeooo:paragraph-rsid="001438ae" style:font-weight-asian="normal" style:font-weight-complex="normal"/>
    </style:style>
    <style:style style:name="P4" style:family="paragraph" style:parent-style-name="Standard">
      <style:text-properties fo:font-weight="normal" officeooo:rsid="0000b20d" officeooo:paragraph-rsid="001438ae" style:font-weight-asian="normal" style:font-weight-complex="normal"/>
    </style:style>
    <style:style style:name="P5" style:family="paragraph" style:parent-style-name="Standard">
      <style:text-properties fo:font-weight="normal" officeooo:rsid="00020660" officeooo:paragraph-rsid="001438ae" style:font-weight-asian="normal" style:font-weight-complex="normal"/>
    </style:style>
    <style:style style:name="P6" style:family="paragraph" style:parent-style-name="Standard">
      <style:text-properties fo:font-weight="normal" officeooo:rsid="000d815e" officeooo:paragraph-rsid="001438ae" style:font-weight-asian="normal" style:font-weight-complex="normal"/>
    </style:style>
    <style:style style:name="P7" style:family="paragraph" style:parent-style-name="Standard">
      <style:text-properties fo:font-weight="normal" officeooo:rsid="000483fe" officeooo:paragraph-rsid="001438ae" style:font-weight-asian="normal" style:font-weight-complex="normal"/>
    </style:style>
    <style:style style:name="P8" style:family="paragraph" style:parent-style-name="Standard">
      <style:text-properties fo:font-weight="normal" officeooo:rsid="000ffbde" officeooo:paragraph-rsid="001438ae" style:font-weight-asian="normal" style:font-weight-complex="normal"/>
    </style:style>
    <style:style style:name="P9" style:family="paragraph" style:parent-style-name="Standard">
      <style:text-properties fo:font-weight="normal" officeooo:rsid="001629d8" officeooo:paragraph-rsid="001629d8" style:font-weight-asian="normal" style:font-weight-complex="normal"/>
    </style:style>
    <style:style style:name="P10" style:family="paragraph" style:parent-style-name="Standard">
      <style:text-properties fo:font-weight="bold" officeooo:rsid="000a451b" officeooo:paragraph-rsid="001438ae" style:font-weight-asian="bold" style:font-weight-complex="bold"/>
    </style:style>
    <style:style style:name="P11" style:family="paragraph" style:parent-style-name="Standard">
      <style:text-properties fo:font-weight="bold" officeooo:rsid="0000b20d" officeooo:paragraph-rsid="001438ae" style:font-weight-asian="bold" style:font-weight-complex="bold"/>
    </style:style>
    <style:style style:name="P12" style:family="paragraph" style:parent-style-name="Standard">
      <style:text-properties fo:font-weight="bold" officeooo:rsid="000646f6" officeooo:paragraph-rsid="001438ae" style:font-weight-asian="bold" style:font-weight-complex="bold"/>
    </style:style>
    <style:style style:name="P13" style:family="paragraph" style:parent-style-name="Standard">
      <style:text-properties fo:font-weight="bold" officeooo:rsid="000c31a4" officeooo:paragraph-rsid="001438ae" style:font-weight-asian="bold" style:font-weight-complex="bold"/>
    </style:style>
    <style:style style:name="P14" style:family="paragraph" style:parent-style-name="Standard">
      <style:text-properties fo:font-weight="bold" officeooo:rsid="000483fe" officeooo:paragraph-rsid="001438ae" style:font-weight-asian="bold" style:font-weight-complex="bold"/>
    </style:style>
    <style:style style:name="P15" style:family="paragraph" style:parent-style-name="Standard">
      <style:text-properties fo:font-weight="bold" officeooo:rsid="000ffbde" officeooo:paragraph-rsid="001438ae" style:font-weight-asian="bold" style:font-weight-complex="bold"/>
    </style:style>
    <style:style style:name="P16" style:family="paragraph" style:parent-style-name="Standard">
      <style:text-properties fo:font-weight="bold" officeooo:rsid="001629d8" officeooo:paragraph-rsid="001629d8" style:font-weight-asian="bold" style:font-weight-complex="bold"/>
    </style:style>
    <style:style style:name="P17" style:family="paragraph" style:parent-style-name="Standard">
      <style:text-properties officeooo:rsid="0000b20d" officeooo:paragraph-rsid="001438ae"/>
    </style:style>
    <style:style style:name="P18" style:family="paragraph" style:parent-style-name="Standard">
      <style:text-properties fo:font-weight="normal" officeooo:rsid="00072ae7" officeooo:paragraph-rsid="001438ae" style:font-weight-asian="normal" style:font-weight-complex="normal"/>
    </style:style>
    <style:style style:name="P19" style:family="paragraph" style:parent-style-name="Standard">
      <style:text-properties fo:font-weight="normal" officeooo:rsid="0019741f" officeooo:paragraph-rsid="0019741f" style:font-weight-asian="normal" style:font-weight-complex="normal"/>
    </style:style>
    <style:style style:name="P20" style:family="paragraph" style:parent-style-name="Standard">
      <style:text-properties fo:font-weight="bold" officeooo:rsid="0019741f" officeooo:paragraph-rsid="0019741f" style:font-weight-asian="bold" style:font-weight-complex="bold"/>
    </style:style>
    <style:style style:name="T1" style:family="text">
      <style:text-properties officeooo:rsid="000c31a4"/>
    </style:style>
    <style:style style:name="T2" style:family="text">
      <style:text-properties fo:font-weight="normal" officeooo:rsid="000c31a4" style:font-weight-asian="normal" style:font-weight-complex="normal"/>
    </style:style>
    <style:style style:name="T3" style:family="text">
      <style:text-properties officeooo:rsid="00037dd6"/>
    </style:style>
    <style:style style:name="T4" style:family="text">
      <style:text-properties officeooo:rsid="00020660"/>
    </style:style>
    <style:style style:name="T5" style:family="text">
      <style:text-properties officeooo:rsid="00072ae7"/>
    </style:style>
    <style:style style:name="T6" style:family="text">
      <style:text-properties officeooo:rsid="001819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 CLASS</text:p>
      <text:p text:style-name="P11"/>
      <text:p text:style-name="P10">Week 1:</text:p>
      <text:p text:style-name="P11"/>
      <text:p text:style-name="P12"><text:span text:style-name="T1">1</text:span><text:span text:style-name="T2">) Designing of “Candy crush saga” in 30 min.</text:span></text:p>
      <text:p text:style-name="P2">2) I need to learn many stuffs.</text:p>
      <text:p text:style-name="P2">3) I can't say that “I don't know this”.</text:p>
      <text:p text:style-name="P2">4) Start-up's can help you give an excape to the exams.</text:p>
      <text:p text:style-name="P3"><text:span text:style-name="T1">5) Finally, what is Software engineering?</text:span> </text:p>
      <text:p text:style-name="P4"/>
      <text:p text:style-name="P11"/>
      <text:p text:style-name="P11">Week 2:</text:p>
      <text:p text:style-name="P17"/>
      <text:p text:style-name="P17"/>
      <text:p text:style-name="P5">1) <text:span text:style-name="T3">I</text:span> have learnt the diffrent types of life cycle models</text:p>
      <text:p text:style-name="P4">- Life Cycle Models</text:p>
      <text:p text:style-name="P4">-(i) Traditional Models(plan-driven)</text:p>
      <text:p text:style-name="P4">-<text:span text:style-name="T4">(ii) Agile Models\ Agile Manifesto</text:span></text:p>
      <text:p text:style-name="P4"/>
      <text:p text:style-name="P5">2) Also learnt about the significance and use of few life cycle models</text:p>
      <text:p text:style-name="P5"><text:s/>Iterative waterfall model-&gt; mostwidely used model</text:p>
      <text:p text:style-name="P5">Prototype model-&gt; Suitable for projects</text:p>
      <text:p text:style-name="P5">Evolutionary Model -&gt; for large problems</text:p>
      <text:p text:style-name="P5"/>
      <text:p text:style-name="P2">3) I should be able develop a reasonably complex software by the end of the sem else my grades would be hung up.</text:p>
      <text:p text:style-name="P2"/>
      <text:p text:style-name="P6">4) Learnt a lot about the start-up mentality from Arihant sir.</text:p>
      <text:p text:style-name="P13"/>
      <text:p text:style-name="P14">Week 3:</text:p>
      <text:p text:style-name="P14"/>
      <text:p text:style-name="P7">1)I have learnt about Requirement<text:span text:style-name="T5">s</text:span> Engineering, what it is, and what does it mean.</text:p>
      <text:p text:style-name="P7">-<text:span text:style-name="T5">users in informal world,computers in formal world,link both of them</text:span></text:p>
      <text:p text:style-name="P1">-Functional requirements(basic, implicit needs in the productand generally expected)</text:p>
      <text:p text:style-name="P1">-Cano Model, Requirements Engg(informal world), Design Engg(formal world)</text:p>
      <text:p text:style-name="P1"/>
      <text:p text:style-name="P2">2) What do we need to develop as part of our group project.</text:p>
      <text:p text:style-name="P2"/>
      <text:p text:style-name="P2">3) What I need to develop as part of my individual project.</text:p>
      <text:p text:style-name="P2"/>
      <text:p text:style-name="P15">Week 4:</text:p>
      <text:p text:style-name="P8"/>
      <text:p text:style-name="P8">1) Learnt about how to estimate on the requirements of software.</text:p>
      <text:p text:style-name="P8">2) Learnt about Zenhub.</text:p>
      <text:p text:style-name="P8">3) About Scrum, Agile Manifesto.</text:p>
      <text:p text:style-name="P8">4) Zachman framwork, Deming's philosphy.</text:p>
      <text:p text:style-name="P8"/>
      <text:p text:style-name="P16">Week 5:</text:p>
      <text:p text:style-name="P16"/>
      <text:p text:style-name="P9">1) Software requirement specifications</text:p>
      <text:p text:style-name="P9">2) How to write a good SRS.</text:p>
      <text:p text:style-name="P9">3) Writing down all the requirements of any project.</text:p>
      <text:p text:style-name="P9"><text:soft-page-break/>4) Design activity.</text:p>
      <text:p text:style-name="P9">5) Interviewing any random customer and convincing him for our product.</text:p>
      <text:p text:style-name="P9">6) Interviewed a MLA(fake) and convinced him to support us for <text:span text:style-name="T6">what we are doing in </text:span>the team project.</text:p>
      <text:p text:style-name="P1"/>
      <text:p text:style-name="P20"/>
      <text:p text:style-name="P20">Week 6</text:p>
      <text:p text:style-name="P20"/>
      <text:p text:style-name="P19">1) Learnt about designing.</text:p>
      <text:p text:style-name="P19">2) Designed a product in the class in 15 min.</text:p>
      <text:p text:style-name="P19">3)</text:p>
      <text:p text:style-name="P19"/>
      <text:p text:style-name="P19"/>
      <text:p text:style-name="P20">Week 7</text:p>
      <text:p text:style-name="P20"/>
      <text:p text:style-name="P19">1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15:56:31.592515225</meta:creation-date>
    <dc:date>2015-10-09T22:22:00.506138448</dc:date>
    <meta:editing-duration>P0D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2" meta:paragraph-count="43" meta:word-count="305" meta:character-count="1755" meta:non-whitespace-character-count="1490"/>
  </office:meta>
</office:document-meta>
</file>